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FontManager.RtfFo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FontManager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FontManager.writeFonts( RtfHeader he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tfFontManager.getFontKey( String fami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FontManag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FontManager.addFont( String fami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FontManager.getFontNumber( String fami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